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2672" officeooo:paragraph-rsid="00102672"/>
    </style:style>
    <style:style style:name="P2" style:family="paragraph" style:parent-style-name="Heading_20_6">
      <style:text-properties fo:font-size="13pt" style:font-size-asian="7pt" style:font-size-complex="7pt"/>
    </style:style>
    <style:style style:name="P3" style:family="paragraph" style:parent-style-name="Text_20_body" style:list-style-name="L1"/>
    <style:style style:name="P4" style:family="paragraph" style:parent-style-name="Text_20_body">
      <style:text-properties officeooo:paragraph-rsid="0015f7ec"/>
    </style:style>
    <style:style style:name="P5" style:family="paragraph" style:parent-style-name="Text_20_body">
      <style:text-properties officeooo:rsid="0017731a" officeooo:paragraph-rsid="0017731a"/>
    </style:style>
    <style:style style:name="P6" style:family="paragraph" style:parent-style-name="Text_20_body">
      <style:text-properties officeooo:rsid="0017df0a" officeooo:paragraph-rsid="0017df0a"/>
    </style:style>
    <style:style style:name="P7" style:family="paragraph" style:parent-style-name="Heading_20_3">
      <style:text-properties officeooo:rsid="0017731a" officeooo:paragraph-rsid="0017731a"/>
    </style:style>
    <style:style style:name="P8" style:family="paragraph" style:parent-style-name="Heading_20_2">
      <style:text-properties officeooo:paragraph-rsid="0015f7ec"/>
    </style:style>
    <style:style style:name="P9" style:family="paragraph" style:parent-style-name="Preformatted_20_Text">
      <style:text-properties officeooo:rsid="0017df0a" officeooo:paragraph-rsid="0017df0a"/>
    </style:style>
    <style:style style:name="T1" style:family="text">
      <style:text-properties officeooo:rsid="00102672"/>
    </style:style>
    <style:style style:name="T2" style:family="text">
      <style:text-properties officeooo:rsid="00140c3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ocker: Creating Structured Containers</text:h>
      <text:p text:style-name="Horizontal_20_Line"/>
      <text:h text:style-name="P2" text:outline-level="6">By Pethuru Raj, Jeeva S. Chelladhurai, Vinod Singh, Shrikrishna Holla, Oskar Hane, Neependra Khare, Rajdeep Dua, Vaibhav Kohli, Santosh Kumar Konduri, Russ McKendrick, Allan Espinosa, Scott Gallagher</text:h>
      <text:h text:style-name="P2" text:outline-level="6">June 2016</text:h>
      <text:p text:style-name="Text_20_body">Become an expert in the innovative containerization tool to unlock new opportunities in the way you use and deploy software</text:p>
      <text:p text:style-name="Text_20_body"/>
      <text:p text:style-name="P1">From this book:</text:p>
      <text:p text:style-name="Text_20_body"><text:span text:style-name="T1">T</text:span>he steps needed for crafting highly usable application-aware containers, registering them in a public registry repository, and then deploying them in multiple IT environments (on-premises as well as off-premises).</text:p>
      <text:h text:style-name="Heading_20_2" text:outline-level="2">An introduction to Docker</text:h>
      <text:p text:style-name="Text_20_body"><text:span text:style-name="Strong_20_Emphasis">Docker</text:span> is an open source containerization engine, which automates the packaging, shipping, and deployment of any software applications that are presented as lightweight, portable, and self-sufficient containers, that will run virtually anywhere.</text:p>
      <text:p text:style-name="Text_20_body">A Docker <text:span text:style-name="Strong_20_Emphasis">container</text:span> is a software bucket comprising everything necessary to run the software independently. There can be multiple Docker containers in a single machine and containers are completely isolated from one another as well as from the host machine.</text:p>
      <text:p text:style-name="Text_20_body">Docker containers are guaranteed to run the same way, be it on your development desktop, a bare-metal server, virtual machine, data <text:span text:style-name="T2">centre</text:span>, or cloud. No longer do you have the situation where a program runs on the developer’s laptop but not on the server.</text:p>
      <text:p text:style-name="Text_20_body">The Docker solution primarily consists of the following components:</text:p>
      <text:list xml:id="list7610218055264373901" text:style-name="L1">
        <text:list-item>
          <text:p text:style-name="P3">The Docker engine</text:p>
        </text:list-item>
        <text:list-item>
          <text:p text:style-name="P3">The Docker Hub</text:p>
        </text:list-item>
      </text:list>
      <text:p text:style-name="P4">The Docker engine is for enabling the realization of purpose-specific as well as generic Docker containers. </text:p>
      <text:p text:style-name="P4">The Docker Hub is a fast-growing repository of the Docker images that can be combined in different ways for producing publicly findable, network-accessible, and widely usable containers.</text:p>
      <text:p text:style-name="P4"/>
      <text:p text:style-name="P4"/>
      <text:h text:style-name="P8" text:outline-level="2"><text:soft-page-break/>Docker networking/linking</text:h>
      <text:p text:style-name="P4">When a container is created, it creates a bridge network adapter for which it is assigns an address; it is through these network adapters that the communication flows when you link containers together. Docker doesn’t have the need to expose ports to link containers.</text:p>
      <text:h text:style-name="Heading_20_2" text:outline-level="2">Installing Docker</text:h>
      <text:p text:style-name="Text_20_body">The Docker engine is built on top of the Linux kernel and it extensively leverages its features. Therefore, at this point in time, the Docker engine can only be directly run on Linux OS distributions. Nonetheless, the Docker engine could be run on the Mac and Microsoft Windows operating systems by using the lightweight Linux VMs with the help of adapters, such as Boot2Docker.</text:p>
      <text:h text:style-name="P7" text:outline-level="3">Commands:</text:h>
      <text:p text:style-name="P5">The <text:span text:style-name="Source_20_Text">docker pull</text:span> sub command is used for downloading any number of images from the registry.</text:p>
      <text:p text:style-name="P5">Downloaded images can be verified by ‘docker images’</text:p>
      <text:p text:style-name="P5"/>
      <text:p text:style-name="P6">example:</text:p>
      <text:p text:style-name="P6">The <text:span text:style-name="Source_20_Text">docker pull</text:span> subcommand is used for downloading any number of images from the registry. In this section, we will download a tiny version of Linux called the <text:span text:style-name="Source_20_Text">busybox</text:span> image</text:p>
      <text:p text:style-name="P9"><text:span text:style-name="Source_20_Text"><text:span text:style-name="Strong_20_Emphasis">sudo docker pull busybox</text:span></text:span></text:p>
      <text:p text:style-name="P9"><text:span text:style-name="Strong_20_Emphasis"/></text:p>
      <text:p text:style-name="P9">the <text:span text:style-name="Source_20_Text">docker run</text:span> subcommand has been used for creating a container and for printing <text:span text:style-name="Source_20_Text">Hello World!</text:span> by using the <text:span text:style-name="Source_20_Text">echo</text:span> command.</text:p>
      <text:p text:style-name="P9"/>
      <text:p text:style-name="P9"><text:span text:style-name="Source_20_Text"><text:span text:style-name="Strong_20_Emphasis">sudo docker run busybox echo "Hello World!"</text:span></text:span></text:p>
      <text:p text:style-name="P9"><text:span text:style-name="Source_20_Text"><text:span text:style-name="Strong_20_Emphasis"/></text:span></text:p>
      <text:p text:style-name="P9"><text:span text:style-name="Strong_20_Emphasis"/></text:p>
      <text:p text:style-name="P9"><text:span text:style-name="Source_20_Text"><text:span text:style-name="Strong_20_Emphasis"/></text:span></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08:59:08.357747397</meta:creation-date>
    <meta:generator>LibreOffice/5.1.6.2$Linux_X86_64 LibreOffice_project/10m0$Build-2</meta:generator>
    <dc:date>2018-02-26T08:17:01.807037910</dc:date>
    <meta:editing-duration>PT22H6M33S</meta:editing-duration>
    <meta:editing-cycles>4</meta:editing-cycles>
    <meta:document-statistic meta:table-count="0" meta:image-count="0" meta:object-count="0" meta:page-count="2" meta:paragraph-count="27" meta:word-count="465" meta:character-count="2980" meta:non-whitespace-character-count="2543"/>
  </office:meta>
</office:document-meta>
</file>